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Tokenizer.setMaxToken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.next( final Token reusableTok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tandardTokenizer.isReplaceInvalidAcrony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.StandardTokenizer( Reader input , boolean replaceInvalidAcrony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Tokenizer.setReplaceInvalidAcronym( boolean replaceInvalidAcrony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okenizer.reset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Tokenizer.getMaxToken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.StandardTokenizer( Read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.setInput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okenizer.incrementToke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